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25pt" style:font-size-asian="25pt" style:font-size-complex="25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25pt" fo:font-style="normal" fo:text-shadow="none" style:text-underline-style="none" fo:font-weight="900" style:letter-kerning="true" style:font-size-asian="25pt" style:font-size-complex="25pt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Рішення 99% проблем зі здоров'ям в світі </text:span><text:span text:style-name="T1"><text:line-break/></text:span><text:span text:style-name="T1">[Карантинний випуск]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Мій невеликий проект по людському здоров'ю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Вступ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Здоров'я - величезна тема.</text:p>
              </text:list-item>
              <text:list-item>
                <text:p>Але чи це дійсно так?</text:p>
              </text:list-item>
              <text:list-item>
                <text:p>Так.</text:p>
              </text:list-item>
              <text:list-item>
                <text:p>Здоров'я - це складна тема.</text:p>
              </text:list-item>
              <text:list-item>
                <text:p>Але якщо дивитись на нього правильним способом - картина стає простішою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Що я зробив (в загальних рисах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2">Що я зробив (в загальних рисах)</text:span></text:p>
              </text:list-item>
              <text:list-item>
                <text:p><text:span text:style-name="T2">- Я взяв всі людські хвороби.</text:span></text:p>
              </text:list-item>
              <text:list-item>
                <text:p><text:span text:style-name="T2">- Я взяв всі причини кожної хвороби.</text:span></text:p>
              </text:list-item>
              <text:list-item>
                <text:p><text:span text:style-name="T2">- Я порахував, скільки хворіб викликає кожна причина.</text:span></text:p>
              </text:list-item>
              <text:list-item>
                <text:p><text:span text:style-name="T2">- Я погрупував подібні причини на декілька категорій.</text:span></text:p>
              </text:list-item>
              <text:list-item>
                <text:p><text:span text:style-name="T2">- Я знайшов прості рішення кожної категорії.</text:span></text:p>
              </text:list-item>
              <text:list-item>
                <text:p><text:span text:style-name="T2">- Виявилось, що якщо я буду дотримуватись всього 3 правил (в дієті, роботі, гігієні), я можу уникнути більшості проблем зі здоров'ям назавжди.</text:span></text:p>
              </text:list-item>
              <text:list-item>
                <text:p><text:span text:style-name="T2"/></text:p>
              </text:list-item>
              <text:list-item>
                <text:p><text:span text:style-name="T2">В кінці цього відео ви взнаєте про ці рішення.</text:span></text:p>
              </text:list-item>
              <text:list-item>
                <text:p><text:span text:style-name="T2"/></text:p>
              </text:list-item>
              <text:list-item>
                <text:p><text:span text:style-name="T2">(нарізка по 2 секунди різання овочів і миття "від і до")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-story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Я не врачь.</text:span></text:p>
              </text:list-item>
              <text:list-item>
                <text:p><text:span text:style-name="T3">Если вы врачь, вы можете меня поправить, если я в чём-то не прав.</text:span></text:p>
              </text:list-item>
              <text:list-item>
                <text:p><text:span text:style-name="T3">Я просто хотел выяснить, как мне быть более сильным и выносливым.</text:span></text:p>
              </text:list-item>
              <text:list-item>
                <text:p><text:span text:style-name="T3">Я просто человек, который много путешествовует по работе.</text:span></text:p>
              </text:list-item>
              <text:list-item>
                <text:p><text:span text:style-name="T3">В какой-то момент я понял, что последнее что мне нужно во время путешествия, это заболеть в незнакомом городе где я никого не знаю, и провести неделю или две в гостинице, пока мне не станет лучше.</text:span></text:p>
              </text:list-item>
              <text:list-item>
                <text:p><text:span text:style-name="T3">Я заметил, что врачи могут вылечить, но они редко скажут, как поддерживать здоровье, и как предотвратить все возможные болезни.</text:span></text:p>
              </text:list-item>
              <text:list-item>
                <text:p><text:span text:style-name="T3">В медицине много шарлатанов.</text:span></text:p>
              </text:list-item>
              <text:list-item>
                <text:p><text:span text:style-name="T3">Много людей миеют неверные мнения по здоровью и раздают вредные советы.</text:span></text:p>
              </text:list-item>
              <text:list-item>
                <text:p><text:span text:style-name="T3">(коллаж с дибильных идей "be vegan", "drink alcohol to prolong life", "anti vaccination") и вконце все они перечёркиваются красным штампом по диагонали WRONG со звуком ЫЫЫЫЫЫЫЫЫ (wrong answer sound).</text:span></text:p>
              </text:list-item>
              <text:list-item>
                <text:p><text:span text:style-name="T3">Мне нужно было это остановить.</text:span></text:p>
              </text:list-item>
              <text:list-item>
                <text:p><text:span text:style-name="T3">Я начал изучать анатомию.</text:span></text:p>
              </text:list-item>
              <text:list-item>
                <text:p><text:span text:style-name="T3">Через Интернет, ходил на анатомические выставки, на курсы первой помощи, массажа и т.д.</text:span></text:p>
              </text:list-item>
              <text:list-item>
                <text:p><text:span text:style-name="T3">Я видел, что тема здоровья бесконечна.</text:span></text:p>
              </text:list-item>
              <text:list-item>
                <text:p><text:span text:style-name="T3">Потому я сдалал то, что всегда делаю с бесконечными проблемамаи.</text:span></text:p>
              </text:list-item>
              <text:list-item>
                <text:p><text:span text:style-name="T3">Исользовал мои навыки системного анализа. </text:span></text:p>
              </text:list-item>
              <text:list-item>
                <text:p><text:span text:style-name="T3">Разработал простое решение.</text:span></text:p>
              </text:list-item>
              <text:list-item>
                <text:p><text:span text:style-name="T3">Которое решает все возможные проблемы здоровья сразу.</text:span></text:p>
              </text:list-item>
              <text:list-item>
                <text:p><text:span text:style-name="T3">Результат очень простой и интересный.</text:span></text:p>
              </text:list-item>
              <text:list-item>
                <text:p><text:span text:style-name="T3">И теперь я делюсь им с вам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Чому я знімаю це відео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4">Я подумав, найліпший спосіб використати ці знання - це не тільки використовувати </text:span>їх для себе, а ще й поділитись ними з іншими людьми, з вами, з глядачами.</text:p>
              </text:list-item>
              <text:list-item>
                <text:p>Головне в цьому відео - не цифри, а алгоритм і загальна картин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ols Used (a sheet for me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preadsheet software (LibreOffice Calc, Microsoft Excel or similar)</text:p>
              </text:list-item>
              <text:list-item>
                <text:p>Mind Mapping software (Xmind, Mindjet, Draw.io, PowerPoint or similar).</text:p>
              </text:list-item>
              <text:list-item>
                <text:p>Google</text:p>
              </text:list-item>
              <text:list-item>
                <text:p>Wikipedia</text:p>
              </text:list-item>
              <text:list-item>
                <text:p>Video Editing Software (OpenShot or similar)</text:p>
              </text:list-item>
              <text:list-item>
                <text:p>3D Rendering Program (Blender, Houdini or similar)</text:p>
              </text:list-item>
              <text:list-item>
                <text:p>All the VG social networking tools (Reddit, Twitter, Youtube etc.)</text:p>
              </text:list-item>
              <text:list-item>
                <text:p>Use music, different for each scene, start from something lightweight, but gradually get a music that is deeper, creepier, more misterious, and gets more and more goosebumps.</text:p>
              </text:list-item>
              <text:list-item>
                <text:p>Vinogradoff Group (for money deposits, shelf for tools etc.)</text:p>
              </text:list-item>
              <text:list-item>
                <text:p>3 Languages (All languages I spea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 what I did for every syste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Я створив карту. (show it with pick from Wikipedia)</text:p>
              </text:list-item>
              <text:list-item>
                <text:p>Для кожної системи людського тіла я створив гілку.</text:p>
              </text:list-item>
              <text:list-item>
                <text:p>Я взяв систему людського тіла (наприклад, Нервову Систему).</text:p>
              </text:list-item>
              <text:list-item>
                <text:p>Я пошукав список всіх хворіб цієї системи (screencast how I’m googling “list of all diseases of neural system wikipedia”).</text:p>
              </text:list-item>
              <text:list-item>
                <text:p>Я скопіював список хворіб в систему. (screencast how I’m copying it).</text:p>
              </text:list-item>
              <text:list-item>
                <text:p>Тоді для кожної хвороби я пошукав всі її причини (screncast how I’m taking a first disease in the list, and google “&lt;disease 1&gt; causes wikipedia”).</text:p>
              </text:list-item>
              <text:list-item>
                <text:p>Я скопіював всі причини в хворобу (screencast how I’m copying them)</text:p>
              </text:list-item>
              <text:list-item>
                <text:p>Тоді я взявся за наступну хворобу цієї системи і зробив те саме (screencast how I google all the causes, copy them into the list).</text:p>
              </text:list-item>
              <text:list-item>
                <text:p>І наступну хворобу: Знайти її причини, скопіювати причини в карту.</text:p>
              </text:list-item>
              <text:list-item>
                <text:p><text:span text:style-name="T4">Я зробив те саме з кожною хворобою кожної системи. </text:span>(timelapse + fade to black)</text:p>
              </text:list-item>
              <text:list-item>
                <text:p>Карта стала дуже великою.</text:p>
              </text:list-item>
              <text:list-item>
                <text:p>Тому для кожної системи я створив узагальнюючу таблицю.</text:p>
              </text:list-item>
              <text:list-item>
                <text:p>В яку я записав, скільки разів кожна причина зустрічається в цій системі.</text:p>
              </text:list-item>
              <text:list-item>
                <text:p>Іншими словами:</text:p>
              </text:list-item>
              <text:list-item>
                <text:p>Колонка 1: назва причини.</text:p>
              </text:list-item>
              <text:list-item>
                <text:p>Колонка 2: число, скільки хворіб цієї системи ця причина викликає.</text:p>
              </text:list-item>
              <text:list-item>
                <text:p>Я посортував таблицю по "кількості повторень" в спадаючому порядку.</text:p>
              </text:list-item>
              <text:list-item>
                <text:p>І я взнав, які причини найчастіше спричиняють хвороби цієї системи, а які - найрідше.</text:p>
              </text:list-item>
              <text:list-item>
                <text:p>Наприклад, я взнав, що найчастіше хвороби Нервової Системи є наслідками інших хворіб, а найрідша причина - нехватка фізичних навантажень.</text:p>
              </text:list-item>
              <text:list-item>
                <text:p>(animation, on the left there’s a table, and from top and from bottom two items move to the right – black – screen)</text:p>
              </text:list-item>
              <text:list-item>
                <text:p>Всі документи будуть прикріплені в описі, якщо ви хочете подивитись на них чи перевірити.</text:p>
              </text:list-item>
              <text:list-item>
                <text:p>Я знаю про що ви думаєте.</text:p>
              </text:list-item>
              <text:list-item>
                <text:p>Чому я не врахував кількість хворих людей?</text:p>
              </text:list-item>
              <text:list-item>
                <text:p>Проста відповідь - мені довелось допустити, що всі хвороби однаково погані.</text:p>
              </text:list-item>
              <text:list-item>
                <text:p>Я аналізував зв'язки між причинами і наслідками.</text:p>
              </text:list-item>
              <text:list-item>
                <text:p>Мене не цікавило, скільки разів люди їх не враховували, і як наслідок – хворіли.</text:p>
              </text:list-item>
              <text:list-item>
                <text:p>Моя ціль - знати, як не хворіти взагалі.</text:p>
              </text:list-item>
              <text:list-item>
                <text:p>Більше того, дані про кількість хворих кожною хворобою часто неточні, неповні, недоступні, не враховують густоту і кількість населення в різні моменти історії і не враховують технологічний прогрес (наскільки важко було хворобу зупинити в період її розповсюдження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for the entire bod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4">Ось кінцева таблиця.</text:span></text:p>
              </text:list-item>
              <text:list-item>
                <text:p text:style-name="P5"><text:span text:style-name="T4">Вона має окрему статистику по кожній системі тіла.</text:span></text:p>
              </text:list-item>
              <text:list-item>
                <text:p text:style-name="P5"><text:span text:style-name="T4">Ось загальна карта хворіб і їх причин (не покажу бо вона огромна)</text:span></text:p>
              </text:list-item>
              <text:list-item>
                <text:p text:style-name="P5"><text:span text:style-name="T4">І ось та сама карта в формі бублика (системи і хвороби - в горизонтальній площині, причини - в радіальних вертикальних площинах - Бублик Всіх Хворіб І Їх Причин).</text:span></text:p>
              </text:list-item>
              <text:list-item>
                <text:p text:style-name="P5"><text:span text:style-name="T4">(переключитись між картою і таблицею для повного розуміння що це одне і те саме)</text:span></text:p>
              </text:list-item>
              <text:list-item>
                <text:p text:style-name="P5"><text:span text:style-name="T4">(ось вони одна біля одної - таблиця зліва, граф / карта / концепт - справа)</text:span></text:p>
              </text:list-item>
              <text:list-item>
                <text:p text:style-name="P5"><text:span text:style-name="T4">Я поставив всі системи на одній сторінці для повної картини.</text:span></text:p>
              </text:list-item>
              <text:list-item>
                <text:p text:style-name="P5"><text:span text:style-name="T4">Таблиця говорить, що наприклад:</text:span></text:p>
              </text:list-item>
              <text:list-item>
                <text:p text:style-name="P5"><text:span text:style-name="T4">Для опорно-рухової системи найбільш розповсюджені причини хворіб - хвороби інших систем тіла та вроджені дефекти, а найрідші - гормональні збої та куріння.</text:span></text:p>
              </text:list-item>
              <text:list-item>
                <text:p text:style-name="P5"><text:span text:style-name="T4">Для шкіри - найбільш розповсюджені причини хворіб - віруси, інші хвороби шкіри та ліки, а найрідші причини - надмірна чистота в дитинстві і спорт.</text:span></text:p>
              </text:list-item>
              <text:list-item>
                <text:p text:style-name="P5"><text:span text:style-name="T4">(animation: table fades to semi-transparent black, and top &amp; bottom ones move to the front and get bigger, and then they get back to place)</text:span></text:p>
              </text:list-item>
              <text:list-item>
                <text:p text:style-name="P5"><text:span text:style-name="T4">І так далі.</text:span></text:p>
              </text:list-item>
              <text:list-item>
                <text:p text:style-name="P5"><text:span text:style-name="T4">Ось ще декілька прикладів з таблиці, якщо хочите - зупиніть відео, щоб почитати.</text:span></text:p>
              </text:list-item>
              <text:list-item>
                <text:p text:style-name="P5"><text:span text:style-name="T4">(таблица: колонки - "частое-редкое", строки - названия систем - строки потому что их 8 штук - колонки не поместятся, а так даже картинки можно вместе с названиями поставить, а на пересечении - по 2-3 позиции сверху и снизу каждой системы) </text:span></text:p>
              </text:list-item>
              <text:list-item>
                <text:p text:style-name="P5"><text:span text:style-name="T4">Повний документ - в описі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ghlight the Dots on Donu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Я подивився на всю таблицю і помітив, що всі ці причини можуть бути розділені на категорії, відповідно до їх природи.</text:p>
              </text:list-item>
              <text:list-item>
                <text:p>Відмічу їх різними кольорами.</text:p>
              </text:list-item>
              <text:list-item>
                <text:p>- Всі сині (animation, first they blink 3 times then they become solid color) є ускладненнями ІНШИХ хворіб.</text:p>
              </text:list-item>
              <text:list-item>
                <text:p><text:s text:c="2"/>Наприклад: </text:p>
              </text:list-item>
              <text:list-item>
                <text:p><text:s text:c="2"/>- ситуації коли хвороби легень можуть бути викликані проблемами з серцево-судинною системою</text:p>
              </text:list-item>
              <text:list-item>
                <text:p><text:s text:c="2"/>- ситуації коли проблеми з гормонами можуть приводити до втрати волосся</text:p>
              </text:list-item>
              <text:list-item>
                <text:p><text:s text:c="2"/>і т.д.</text:p>
              </text:list-item>
              <text:list-item>
                <text:p>- Всі фіолетові спричинені Травмами (будь-якими пошкодженнями мікро-структури тіла)</text:p>
              </text:list-item>
              <text:list-item>
                <text:p><text:s text:c="2"/>Наприклад: </text:p>
              </text:list-item>
              <text:list-item>
                <text:p><text:s text:c="2"/>- порізи</text:p>
              </text:list-item>
              <text:list-item>
                <text:p><text:s text:c="2"/>- термічні опіки </text:p>
              </text:list-item>
              <text:list-item>
                <text:p><text:s text:c="2"/>- хімічні опіки</text:p>
              </text:list-item>
              <text:list-item>
                <text:p><text:s text:c="2"/>- удари</text:p>
              </text:list-item>
              <text:list-item>
                <text:p><text:s text:c="2"/>- компрессійні травми</text:p>
              </text:list-item>
              <text:list-item>
                <text:p><text:s text:c="2"/>- радіацію</text:p>
              </text:list-item>
              <text:list-item>
                <text:p><text:s text:c="2"/>- фізичне перенапруження (коли м'язи скорочуються так сильно що шкодять внутрішнім органам)</text:p>
              </text:list-item>
              <text:list-item>
                <text:p><text:s text:c="2"/>Тобто все що пошкоджує зв'язки між молекулами тіла.</text:p>
              </text:list-item>
              <text:list-item>
                <text:p>- Всі оранжеві є наслідком надлишку тих чи інших речовин в організмі.</text:p>
              </text:list-item>
              <text:list-item>
                <text:p><text:s text:c="2"/>Наприклад:</text:p>
              </text:list-item>
              <text:list-item>
                <text:p><text:s text:c="2"/>- Забагато вітамінів</text:p>
              </text:list-item>
              <text:list-item>
                <text:p><text:s text:c="2"/>- мінералів</text:p>
              </text:list-item>
              <text:list-item>
                <text:p><text:s text:c="2"/>- хімічних сполук</text:p>
              </text:list-item>
              <text:list-item>
                <text:p><text:s text:c="2"/>- ліків</text:p>
              </text:list-item>
              <text:list-item>
                <text:p><text:s text:c="2"/>- токсинів</text:p>
              </text:list-item>
              <text:list-item>
                <text:p><text:s text:c="2"/>і т.д.</text:p>
              </text:list-item>
              <text:list-item>
                <text:p>- Всі червоні є наслідком Природніх Біологічних Процесів.</text:p>
              </text:list-item>
              <text:list-item>
                <text:p><text:s text:c="2"/>Наприклад:</text:p>
              </text:list-item>
              <text:list-item>
                <text:p><text:s text:c="2"/>- вагітність</text:p>
              </text:list-item>
              <text:list-item>
                <text:p><text:s text:c="2"/>- вік</text:p>
              </text:list-item>
              <text:list-item>
                <text:p><text:s text:c="2"/>- стать (чоловіча / жіноча)</text:p>
              </text:list-item>
              <text:list-item>
                <text:p><text:s text:c="2"/>- колір шкіри</text:p>
              </text:list-item>
              <text:list-item>
                <text:p><text:s text:c="2"/>і т.д.</text:p>
              </text:list-item>
              <text:list-item>
                <text:p>- Всі зелені є наслідком Нестачі Певних Речовин:</text:p>
              </text:list-item>
              <text:list-item>
                <text:p><text:s text:c="2"/>Например:</text:p>
              </text:list-item>
              <text:list-item>
                <text:p><text:s text:c="2"/>- Нехватки вітамінів</text:p>
              </text:list-item>
              <text:list-item>
                <text:p><text:s text:c="2"/>- мінералів</text:p>
              </text:list-item>
              <text:list-item>
                <text:p><text:s text:c="2"/>і т.д.</text:p>
              </text:list-item>
              <text:list-item>
                <text:p>- Всі жовті є наслідком Забруднення:</text:p>
              </text:list-item>
              <text:list-item>
                <text:p><text:s text:c="2"/>Наприклад:</text:p>
              </text:list-item>
              <text:list-item>
                <text:p><text:s text:c="2"/>- бактерії</text:p>
              </text:list-item>
              <text:list-item>
                <text:p><text:s text:c="2"/>- віруси</text:p>
              </text:list-item>
              <text:list-item>
                <text:p><text:s text:c="2"/>і т.д.</text:p>
              </text:list-item>
              <text:list-item>
                <text:p>- Всі чорні - це ті, причина яких невідома (ідіопатичні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ation from Donut to Rose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<text:span text:style-name="T5">Move highlighted causes into a leaf of a rose (all yellow go to one group, all green go to second group etc.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t’s look at them one at a time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2">(троянда здоров'я)</text:span></text:p>
              </text:list-item>
              <text:list-item>
                <text:p text:style-name="P5"><text:span text:style-name="T2">Ітак, в нас 7 груп причин.</text:span></text:p>
              </text:list-item>
              <text:list-item>
                <text:p text:style-name="P5"><text:span text:style-name="T2">7 пелюсток троянди.</text:span></text:p>
              </text:list-item>
              <text:list-item>
                <text:p text:style-name="P5"><text:span text:style-name="T2">Давайте подивимось на кожну групу, і подивимось, що ми можем зробити, щоб їх уникнути.</text:span></text:p>
              </text:list-item>
              <text:list-item>
                <text:p text:style-name="P5"><text:span text:style-name="T2">- Синя група ризику (Хвороби інших систем) вирішується сама, якщо просто берегти інші групи, оскільки хвороби цієї категорії є ускладненнями інших хворіб. Цю </text:span><text:span text:style-name="T2">групу можна пропустити.</text:span></text:p>
              </text:list-item>
              <text:list-item>
                <text:p text:style-name="P5"><text:span text:style-name="T2">- Оранжева група ризику (Надлишок речовин) вирішується фільтрами і збалансованою дієтою (що я маю на увазі - трои пізніше).</text:span></text:p>
              </text:list-item>
              <text:list-item>
                <text:p text:style-name="P5"><text:span text:style-name="T2">- Червона група ризику (Природні біологічні процеси) - з нею ми нічого не зробим, єдине що ми можем зробити - це берегти інші групи ДО того як хвороби цієї групи </text:span><text:span text:style-name="T2">настануть, щоб коли вони настануть - легше було їх перенести.</text:span></text:p>
              </text:list-item>
              <text:list-item>
                <text:p text:style-name="P5"><text:span text:style-name="T2">- Фіолетова група ризику (Пошкодження) вирішується тим, щоб ЗАВЖДИ обирати правильний інструмент під кожну задачу (той інструмент, яким задачу вирішити </text:span><text:span text:style-name="T2">ЛЕГКО</text:span></text:p>
              </text:list-item>
              <text:list-item>
                <text:p text:style-name="P5"><text:span text:style-name="T2">- Зелена група ризику (Нестача речовин) вирішується теж збалансованою дієтою, але ще й тим, щоб не бути в ізоляції (в умовах, де якісь типи їжі недоступні - на </text:span><text:span text:style-name="T2">ізольованому острові, кораблі, в бідності, в умовах жоского обмеження дієти і т.п.)</text:span></text:p>
              </text:list-item>
              <text:list-item>
                <text:p text:style-name="P5"><text:span text:style-name="T2">- Жовта група ризику (Забруднення) - вирішується тим, щоб мити все до і після його використання.</text:span></text:p>
              </text:list-item>
              <text:list-item>
                <text:p text:style-name="P5"><text:span text:style-name="T2">- Чорна група ризику (Невідома причина) - тут найчастіше бувають випадки, які вирішуються якщо берегти інші групи, а решта - ситуації, яких не уникнути. Так що </text:span><text:span text:style-name="T2">цю групу викреслюєм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 basically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2">We need to follow 3 rules:</text:span><text:span text:style-name="T2"><text:line-break/></text:span><text:span text:style-name="T2">- Cut bite-size cubes (preferibly no sugar &amp; roasting). (put separate types of bite-size fruits, vegitables etc in your fridge and eat whatever you want whenever you want).</text:span></text:p>
              </text:list-item>
              <text:list-item>
                <text:p text:style-name="P5"><text:span text:style-name="T2">- Choose a right tool for each job (the tool with which this job is easy to solve).</text:span></text:p>
              </text:list-item>
              <text:list-item>
                <text:p text:style-name="P5"><text:span text:style-name="T2">- Wash everything before and after we use it.</text:span></text:p>
              </text:list-item>
              <text:list-item>
                <text:p text:style-name="P5"><text:span text:style-name="T6">There is #4:</text:span></text:p>
              </text:list-item>
              <text:list-item>
                <text:p text:style-name="P5"><text:span text:style-name="T6">- Do </text:span><text:span text:style-name="T2">not to live in isolated restrictive conditions (where it’s dificult to get access to certain types of food).</text:span></text:p>
              </text:list-item>
              <text:list-item>
                <text:p text:style-name="P5"><text:span text:style-name="T2">But I think #4 solves automatically if we pick easy tools for each job and have many types of bite size cubes food.</text:span></text:p>
              </text:list-item>
              <text:list-item>
                <text:p><text:span text:style-name="T2">So… Big reveal…</text:span></text:p>
              </text:list-item>
              <text:list-item>
                <text:p><text:span text:style-name="T2">And this solves 99% of ALL DISEASE of Mankind.</text:span></text:p>
              </text:list-item>
              <text:list-item>
                <text:p><text:span text:style-name="T2">This does not CURE all diseases.</text:span></text:p>
              </text:list-item>
              <text:list-item>
                <text:p><text:span text:style-name="T2">But it certainly PREVENTS most of them.</text:span></text:p>
              </text:list-item>
              <text:list-item>
                <text:p><text:span text:style-name="T2">And honestly, based on the fact that we have a “blue category (risk group)”, any doctor will say that preventing is a lot better than curing.</text:span></text:p>
              </text:list-item>
              <text:list-item>
                <text:p><text:span text:style-name="T2">It’s so simple it’s almost funny.</text:span></text:p>
              </text:list-item>
              <text:list-item>
                <text:p><text:span text:style-name="T2">It is a self-correcting system.</text:span></text:p>
              </text:list-item>
              <text:list-item>
                <text:p><text:span text:style-name="T2">As long as a person follows these 3 rules, she comes back to healthy trac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nefits of you staying health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5">- save money &amp; time on health</text:span></text:p>
              </text:list-item>
              <text:list-item>
                <text:p><text:span text:style-name="T7">- save money </text:span><text:span text:style-name="T5">&amp; time on diet</text:span></text:p>
                <text:p><text:span text:style-name="T5">- save lives of lab rabbits (that don’t have to die from drug tests so often just because you don’t take care of yourself and get sick) – show an animation of a happy rabbit waving his ears</text:span></text:p>
              </text:list-item>
              <text:list-item>
                <text:p><text:span text:style-name="T5">- become sexy</text:span></text:p>
              </text:list-item>
              <text:list-item>
                <text:p><text:span text:style-name="T5">- flatten the medical logistics curve</text:span></text:p>
              </text:list-item>
              <text:list-item>
                <text:p><text:span text:style-name="T5">- prevent economics downsides of pandemic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5">Next time you see a rose, think of the rose of health.</text:span></text:p>
              </text:list-item>
              <text:list-item>
                <text:p><text:span text:style-name="T5">Every disease goes away if you just:</text:span></text:p>
              </text:list-item>
              <text:list-item>
                <text:p><text:span text:style-name="T5">- cut the bite-size cubes</text:span></text:p>
              </text:list-item>
              <text:list-item>
                <text:p><text:span text:style-name="T5">- pick a right tool for the job (with which the job becomes easy)</text:span></text:p>
              </text:list-item>
              <text:list-item>
                <text:p><text:span text:style-name="T5">- wash everything you touch before and after you touch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f course, I did some testing for myself.</text:p>
              </text:list-item>
              <text:list-item>
                <text:p>Of this diet.</text:p>
              </text:list-item>
              <text:list-item>
                <text:p>And so far I can say that because of a better food balance, I:</text:p>
              </text:list-item>
              <text:list-item>
                <text:p>- eat 3 times less food</text:p>
              </text:list-item>
              <text:list-item>
                <text:p>- eat higher % of organic food</text:p>
              </text:list-item>
              <text:list-item>
                <text:p>- don’t feel hunger whatsoever</text:p>
              </text:list-item>
              <text:list-item>
                <text:p>- feel energy to do stuff</text:p>
              </text:list-item>
              <text:list-item>
                <text:p>- don’t spend 2 hours a day eating</text:p>
              </text:list-item>
              <text:list-item>
                <text:p>- don’t feel that I’m so full of food I can’t do anything</text:p>
              </text:list-item>
              <text:list-item>
                <text:p>- have no more skin problems (cured pimples etc)</text:p>
              </text:list-item>
              <text:list-item>
                <text:p>- have extra time for work</text:p>
              </text:list-item>
              <text:list-item>
                <text:p>- always have every type of food I can imagine</text:p>
              </text:list-item>
              <text:list-item>
                <text:p/>
              </text:list-item>
              <text:list-item>
                <text:p>I know a LOT people have a LOT of problems like this that they’d wish to solve.</text:p>
              </text:list-item>
              <text:list-item>
                <text:p>I also had such problems.</text:p>
              </text:list-item>
              <text:list-item>
                <text:p>And this video is my answer to th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ye. Stay healthy. (Bon Apeti?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Your’s, Serge Vinogradoff<text:line-break/><text:line-break/>(I give you the ros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war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t me know if this deserves an award in Medicine or Dietology or something.<text:line-break/><text:line-break/>Also, let me know if you are sponsor or if you are into funds that “save animals”, “save wild life”, “pro-health funds” etc. (I could happily accept some funding and donations for this project to save more rabbits).</text:p>
              </text:list-item>
              <text:list-item>
                <text:p/>
              </text:list-item>
              <text:list-item>
                <text:p>Big thanks to my mom for supporting me while I did this.</text:p>
              </text:list-item>
              <text:list-item>
                <text:p/>
              </text:list-item>
              <text:list-item>
                <text:p>Subscri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19:18:41.518136480</meta:creation-date>
    <meta:editing-duration>PT18H43M43S</meta:editing-duration>
    <meta:editing-cycles>139</meta:editing-cycles>
    <meta:generator>LibreOffice/6.0.7.3$Linux_X86_64 LibreOffice_project/00m0$Build-3</meta:generator>
    <dc:title>Alizarin</dc:title>
    <dc:date>2020-06-02T12:23:57.863299097</dc:date>
    <meta:document-statistic meta:object-count="105"/>
  </office:meta>
</office:document-meta>
</file>